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YuanTi" svg:font-family="'DejaVu Sans YuanTi'" style:font-family-generic="system" style:font-pitch="variable"/>
  </office:font-face-decls>
  <office:automatic-styles>
    <style:style style:name="co13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24.24mm"/>
    </style:style>
    <style:style style:name="co3" style:family="table-column">
      <style:table-column-properties fo:break-before="auto" style:column-width="36.39mm"/>
    </style:style>
    <style:style style:name="co4" style:family="table-column">
      <style:table-column-properties fo:break-before="auto" style:column-width="121.94mm"/>
    </style:style>
    <style:style style:name="co5" style:family="table-column">
      <style:table-column-properties fo:break-before="auto" style:column-width="82.57mm"/>
    </style:style>
    <style:style style:name="co6" style:family="table-column">
      <style:table-column-properties fo:break-before="auto" style:column-width="40.01mm"/>
    </style:style>
    <style:style style:name="co7" style:family="table-column">
      <style:table-column-properties fo:break-before="auto" style:column-width="27.55mm"/>
    </style:style>
    <style:style style:name="co8" style:family="table-column">
      <style:table-column-properties fo:break-before="auto" style:column-width="50.01mm"/>
    </style:style>
    <style:style style:name="co9" style:family="table-column">
      <style:table-column-properties fo:break-before="auto" style:column-width="30.07mm"/>
    </style:style>
    <style:style style:name="co10" style:family="table-column">
      <style:table-column-properties fo:break-before="auto" style:column-width="43.18mm"/>
    </style:style>
    <style:style style:name="co11" style:family="table-column">
      <style:table-column-properties fo:break-before="auto" style:column-width="22.58mm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26.44mm" fo:break-before="auto" style:use-optimal-row-height="false"/>
    </style:style>
    <style:style style:name="ro4" style:family="table-row">
      <style:table-row-properties style:row-height="8.01mm" fo:break-before="auto" style:use-optimal-row-height="false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style:style style:name="ta4" style:family="table" style:master-page-name="PageStyle_5f_Plan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font-size="28pt" fo:font-weight="bold" style:font-size-asian="28pt" style:font-weight-asian="bold" style:font-size-complex="28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="none" style:vertical-align="middle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dddddd" style:vertical-align="middl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name-asian="DejaVu Sans YuanTi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able-cell-properties fo:border="0.06pt solid #000000" style:vertical-align="middle"/>
      <style:text-properties fo:font-size="14pt" style:font-size-asian="14pt" style:font-size-complex="14pt"/>
    </style:style>
    <style:style style:name="ce8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mm"/>
      <style:text-properties fo:font-size="14pt" style:font-size-asian="14pt" style:font-size-complex="14pt"/>
    </style:style>
    <style:style style:name="ce9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 style:vertical-align="middl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28pt" fo:font-weight="bold" style:font-size-asian="28pt" style:font-weight-asian="bold" style:font-size-complex="28pt" style:font-weight-complex="bold"/>
    </style:style>
    <style:style style:name="ce11" style:family="table-cell" style:parent-style-name="Default">
      <style:table-cell-properties style:vertical-align="middl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name-asian="DejaVu Sans YuanTi" style:font-size-asian="14pt" style:font-style-asian="normal" style:font-weight-asian="bold" style:font-name-complex="Calibri" style:font-size-complex="14pt" style:font-style-complex="normal" style:font-weight-complex="bold"/>
    </style:style>
    <style:style style:name="ce13" style:family="table-cell" style:parent-style-name="Default">
      <style:table-cell-properties style:diagonal-bl-tr="none" style:diagonal-tl-br="none" fo:border="none" style:rotation-align="none" style:vertical-align="middle"/>
      <style:text-properties fo:font-size="14pt" style:font-size-asian="14pt" style:font-size-complex="14pt"/>
    </style:style>
    <style:style style:name="ce14" style:family="table-cell" style:parent-style-name="Default">
      <style:table-cell-properties fo:border-bottom="none" fo:border-left="none" fo:border-right="none" fo:border-top="0.06pt solid #000000" style:vertical-align="middle"/>
      <style:text-properties fo:font-size="14pt" style:font-size-asian="14pt" style:font-size-complex="14pt"/>
    </style:style>
    <style:style style:name="ce15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4pt" style:font-size-asian="14pt" style:font-size-complex="14pt"/>
    </style:style>
    <style:style style:name="ce19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 style:vertical-align="middle"/>
      <style:text-properties fo:font-size="14pt" style:font-size-asian="14pt" style:font-size-complex="14pt"/>
    </style:style>
    <style:style style:name="ce20" style:family="table-cell" style:parent-style-name="Default">
      <style:table-cell-properties style:vertical-align="middle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mm"/>
      <style:text-properties style:font-name="Calibri" fo:font-size="14pt" style:font-name-asian="DejaVu Sans YuanTi" style:font-size-asian="14pt" style:font-name-complex="Calibri" style:font-size-complex="14pt"/>
    </style:style>
    <style:style style:name="ce2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center" fo:margin-left="0mm"/>
      <style:text-properties fo:font-size="14pt" style:font-size-asian="14pt" style:font-size-complex="14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style:font-size-asian="14pt" style:font-size-complex="14pt"/>
    </style:style>
    <style:style style:name="ce2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7" style:family="table-cell" style:parent-style-name="Excel_20_Built-in_20_Comma" style:data-style-name="N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8" style:family="table-cell" style:parent-style-name="Default" style:data-style-name="N4">
      <style:table-cell-properties style:diagonal-bl-tr="none" style:diagonal-tl-br="none" fo:border="none" style:rotation-align="none" style:vertical-align="middle"/>
      <style:text-properties fo:font-size="14pt" style:font-size-asian="14pt" style:font-size-complex="14pt"/>
    </style:style>
    <style:style style:name="ce29" style:family="table-cell" style:parent-style-name="Excel_20_Built-in_20_Comma" style:data-style-name="N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0" style:family="table-cell" style:parent-style-name="Default" style:data-style-name="N4">
      <style:table-cell-properties style:vertical-align="middle"/>
      <style:text-properties fo:font-size="14pt" style:font-size-asian="14pt" style:font-size-complex="14pt"/>
    </style:style>
    <style:style style:name="ce31" style:family="table-cell" style:parent-style-name="Default" style:data-style-name="N122">
      <style:table-cell-properties style:vertical-align="middle"/>
      <style:text-properties fo:font-size="14pt" style:font-size-asian="14pt" style:font-size-complex="14pt"/>
    </style:style>
    <style:style style:name="ce32" style:family="table-cell" style:parent-style-name="Default" style:data-style-name="N2">
      <style:table-cell-properties style:diagonal-bl-tr="none" style:diagonal-tl-br="none" style:text-align-source="fix" style:repeat-content="false" fo:border="none" style:rotation-align="none" style:vertical-align="middle"/>
      <style:paragraph-properties fo:text-align="center" fo:margin-left="0mm"/>
      <style:text-properties fo:font-size="14pt" style:font-size-asian="14pt" style:font-size-complex="14pt"/>
    </style:style>
    <style:style style:name="ce33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font-size="14pt" style:font-size-asian="14pt" style:font-size-complex="14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1" table:style-name="ta4">
        <office:forms form:automatic-focus="false" form:apply-design-mode="false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3" table:default-cell-style-name="ce5"/>
        <table:table-column table:style-name="co7" table:default-cell-style-name="ce5"/>
        <table:table-column table:style-name="co8" table:default-cell-style-name="ce5"/>
        <table:table-column table:style-name="co9" table:number-columns-repeated="3" table:default-cell-style-name="ce5"/>
        <table:table-column table:style-name="co8" table:number-columns-repeated="3" table:default-cell-style-name="ce5"/>
        <table:table-column table:style-name="co10" table:default-cell-style-name="ce5"/>
        <table:table-column table:style-name="co11" table:number-columns-repeated="1008" table:default-cell-style-name="ce5"/>
        <table:table-row table:style-name="ro3">
          <table:table-cell table:style-name="ce1" office:value-type="string" calcext:value-type="string" table:number-columns-spanned="16" table:number-rows-spanned="1">
            <text:p>${titulo}</text:p>
          </table:table-cell>
          <table:covered-table-cell table:style-name="ce10"/>
          <table:covered-table-cell table:style-name="ce15"/>
          <table:covered-table-cell table:number-columns-repeated="13" table:style-name="ce20"/>
          <table:table-cell table:style-name="ce20" table:number-columns-repeated="1008"/>
        </table:table-row>
        <table:table-row table:style-name="ro4">
          <table:table-cell table:style-name="ce2" office:value-type="string" calcext:value-type="string">
            <text:p>Data:</text:p>
          </table:table-cell>
          <table:table-cell table:style-name="ce11" office:value-type="string" calcext:value-type="string">
            <text:p>${data_inicial}</text:p>
          </table:table-cell>
          <table:table-cell table:style-name="ce11" office:value-type="string" calcext:value-type="string">
            <text:p>${data_final}</text:p>
          </table:table-cell>
          <table:table-cell table:style-name="ce21" office:value-type="string" calcext:value-type="string">
            <text:p>Banco:</text:p>
          </table:table-cell>
          <table:table-cell table:style-name="ce11" office:value-type="string" calcext:value-type="string" table:number-columns-spanned="6" table:number-rows-spanned="1">
            <text:p>${banco}</text:p>
          </table:table-cell>
          <table:covered-table-cell table:number-columns-repeated="5" table:style-name="ce11"/>
          <table:table-cell table:style-name="ce11" table:number-columns-repeated="1014"/>
        </table:table-row>
        <table:table-row table:style-name="ro4">
          <table:table-cell table:style-name="ce3" office:value-type="string" calcext:value-type="string">
            <text:p><text:a xlink:href="py3o://for=%22empresa%20in%20empresas%22" xlink:type="simple">for="empresa in empresas"</text:a></text:p>
          </table:table-cell>
          <table:table-cell table:style-name="ce3"/>
          <table:table-cell table:number-columns-repeated="1022"/>
        </table:table-row>
        <table:table-row table:style-name="ro4">
          <table:table-cell table:style-name="ce3" table:number-columns-repeated="2"/>
          <table:table-cell table:number-columns-repeated="1022"/>
        </table:table-row>
        <table:table-row table:style-name="ro4">
          <table:table-cell table:style-name="ce4" office:value-type="string" calcext:value-type="string">
            <text:p>Empresa:</text:p>
          </table:table-cell>
          <table:table-cell table:style-name="ce4" office:value-type="string" calcext:value-type="string" table:number-columns-spanned="5" table:number-rows-spanned="1">
            <text:p>${empresa.nome}</text:p>
          </table:table-cell>
          <table:covered-table-cell table:number-columns-repeated="4" table:style-name="ce4"/>
          <table:table-cell table:style-name="ce4" table:number-columns-repeated="10"/>
          <table:table-cell table:style-name="ce11" table:number-columns-repeated="1008"/>
        </table:table-row>
        <table:table-row table:style-name="ro4">
          <table:table-cell table:style-name="ce3" office:value-type="string" calcext:value-type="string">
            <text:p><text:a xlink:href="py3o://for=%22situacao%20in%20empresa.situacoes%22" xlink:type="simple">for="situacao in empresa.situacoes"</text:a></text:p>
          </table:table-cell>
          <table:table-cell table:style-name="ce3"/>
          <table:table-cell table:number-columns-repeated="1022"/>
        </table:table-row>
        <table:table-row table:style-name="ro4">
          <table:table-cell office:value-type="string" calcext:value-type="string">
            <text:p><text:a xlink:href="py3o://for=%22cliente%20in%20situacao.clientes%22" xlink:type="simple">for="cliente in situacao.clientes"</text:a>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4" office:value-type="string" calcext:value-type="string">
            <text:p>Cliente:</text:p>
          </table:table-cell>
          <table:table-cell table:style-name="ce4" office:value-type="string" calcext:value-type="string" table:number-columns-spanned="6" table:number-rows-spanned="1">
            <text:p>${cliente.nome}</text:p>
          </table:table-cell>
          <table:covered-table-cell table:number-columns-repeated="5" table:style-name="ce4"/>
          <table:table-cell table:style-name="ce4" table:number-columns-repeated="9"/>
          <table:table-cell table:style-name="ce11" table:number-columns-repeated="1008"/>
        </table:table-row>
        <table:table-row table:style-name="ro4">
          <table:table-cell table:number-columns-repeated="1024"/>
        </table:table-row>
        <table:table-row table:style-name="ro4">
          <table:table-cell table:style-name="ce6" office:value-type="string" calcext:value-type="string" table:number-columns-spanned="2" table:number-rows-spanned="1">
            <text:p>Cod.Conta</text:p>
          </table:table-cell>
          <table:covered-table-cell table:style-name="ce12"/>
          <table:table-cell table:style-name="ce16" office:value-type="string" calcext:value-type="string">
            <text:p>Conta</text:p>
          </table:table-cell>
          <table:table-cell table:style-name="ce16" office:value-type="string" calcext:value-type="string">
            <text:p>Nº Documento</text:p>
          </table:table-cell>
          <table:table-cell table:style-name="ce23" office:value-type="string" calcext:value-type="string">
            <text:p>Dt. Doc</text:p>
          </table:table-cell>
          <table:table-cell table:style-name="ce23" office:value-type="string" calcext:value-type="string">
            <text:p>Dt. Venc</text:p>
          </table:table-cell>
          <table:table-cell table:style-name="ce23" office:value-type="string" calcext:value-type="string">
            <text:p>Dt. Quit</text:p>
          </table:table-cell>
          <table:table-cell table:style-name="ce23" office:value-type="string" calcext:value-type="string">
            <text:p>Prov</text:p>
          </table:table-cell>
          <table:table-cell table:style-name="ce26" office:value-type="string" calcext:value-type="string">
            <text:p>Vlr. Original</text:p>
          </table:table-cell>
          <table:table-cell table:style-name="ce26" office:value-type="string" calcext:value-type="string">
            <text:p>Desconto</text:p>
          </table:table-cell>
          <table:table-cell table:style-name="ce26" office:value-type="string" calcext:value-type="string">
            <text:p>Multa</text:p>
          </table:table-cell>
          <table:table-cell table:style-name="ce26" office:value-type="string" calcext:value-type="string">
            <text:p>Juros</text:p>
          </table:table-cell>
          <table:table-cell table:style-name="ce26" office:value-type="string" calcext:value-type="string">
            <text:p>Parc./Total Pago</text:p>
          </table:table-cell>
          <table:table-cell table:style-name="ce26" office:value-type="string" calcext:value-type="string">
            <text:p>Saldo c/ Correção</text:p>
          </table:table-cell>
          <table:table-cell table:style-name="ce26" office:value-type="string" calcext:value-type="string">
            <text:p>Saldo s/ Correção</text:p>
          </table:table-cell>
          <table:table-cell table:style-name="ce23" office:value-type="string" calcext:value-type="string">
            <text:p>Atraso</text:p>
          </table:table-cell>
          <table:table-cell table:style-name="ce3"/>
          <table:table-cell table:style-name="ce33" table:number-columns-repeated="1007"/>
        </table:table-row>
        <table:table-row table:style-name="ro4">
          <table:table-cell table:style-name="ce7" office:value-type="string" calcext:value-type="string">
            <text:p><text:a xlink:href="py3o://for=%22linha%20in%20cliente.linhas%22" xlink:type="simple">for="linha in cliente.linhas"</text:a></text:p>
          </table:table-cell>
          <table:table-cell table:style-name="ce7"/>
          <table:table-cell table:style-name="ce17" table:number-columns-repeated="14"/>
          <table:table-cell table:number-columns-repeated="1008"/>
        </table:table-row>
        <table:table-row table:style-name="ro4">
          <table:table-cell table:style-name="ce8" office:value-type="string" calcext:value-type="string" table:number-columns-spanned="2" table:number-rows-spanned="1">
            <text:p>${linha.codigo_conta}</text:p>
          </table:table-cell>
          <table:covered-table-cell table:style-name="ce13"/>
          <table:table-cell table:style-name="ce18" office:value-type="string" calcext:value-type="string">
            <text:p>${linha.conta_nome}</text:p>
          </table:table-cell>
          <table:table-cell table:style-name="ce22" office:value-type="string" calcext:value-type="string">
            <text:p>${linha.numero_documento}</text:p>
          </table:table-cell>
          <table:table-cell table:style-name="ce24" office:value-type="string" calcext:value-type="string">
            <text:p>${linha.data_documento}</text:p>
          </table:table-cell>
          <table:table-cell table:style-name="ce24" office:value-type="string" calcext:value-type="string">
            <text:p>${linha.data_vencimento}</text:p>
          </table:table-cell>
          <table:table-cell table:style-name="ce24" office:value-type="string" calcext:value-type="string">
            <text:p>${linha.data_quitacao}</text:p>
          </table:table-cell>
          <table:table-cell table:style-name="ce25" office:value-type="string" calcext:value-type="string">
            <text:p>${linha.provisionado}</text:p>
          </table:table-cell>
          <table:table-cell table:style-name="ce27" table:formula="of:=VALUE(&quot;${linha.valor_documento}&quot;)" office:value-type="string" office:string-value="" calcext:value-type="error">
            <text:p>Erro:502</text:p>
          </table:table-cell>
          <table:table-cell table:style-name="ce27" table:formula="of:=VALUE(&quot;${linha.valor_desconto}&quot;)" office:value-type="string" office:string-value="" calcext:value-type="error">
            <text:p>Erro:502</text:p>
          </table:table-cell>
          <table:table-cell table:style-name="ce27" table:formula="of:=VALUE(&quot;${linha.valor_multa}&quot;)" office:value-type="string" office:string-value="" calcext:value-type="error">
            <text:p>Erro:502</text:p>
          </table:table-cell>
          <table:table-cell table:style-name="ce27" table:formula="of:=VALUE(&quot;${linha.valor_juros}&quot;)" office:value-type="string" office:string-value="" calcext:value-type="error">
            <text:p>Erro:502</text:p>
          </table:table-cell>
          <table:table-cell table:style-name="ce27" table:formula="of:=VALUE(&quot;${linha.valor}&quot;)" office:value-type="string" office:string-value="" calcext:value-type="error">
            <text:p>Erro:502</text:p>
          </table:table-cell>
          <table:table-cell table:style-name="ce27" table:formula="of:=VALUE(&quot;${linha.valor_saldo_correcao}&quot;)" office:value-type="string" office:string-value="" calcext:value-type="error">
            <text:p>Erro:502</text:p>
          </table:table-cell>
          <table:table-cell table:style-name="ce27" table:formula="of:=VALUE(&quot;${linha.valor_saldo}&quot;)" office:value-type="string" office:string-value="" calcext:value-type="error">
            <text:p>Erro:502</text:p>
          </table:table-cell>
          <table:table-cell table:style-name="ce32" office:value-type="string" calcext:value-type="string">
            <text:p>${linha.data_atraso}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<text:a xlink:href="py3o:///for" xlink:type="simple">/for</text:a></text:p>
          </table:table-cell>
          <table:table-cell/>
          <table:table-cell table:style-name="ce13" table:number-columns-repeated="6"/>
          <table:table-cell table:style-name="ce28" table:number-columns-repeated="7"/>
          <table:table-cell table:style-name="ce13"/>
          <table:table-cell table:number-columns-repeated="1008"/>
        </table:table-row>
        <table:table-row table:style-name="ro4">
          <table:table-cell table:style-name="ce9" office:value-type="string" calcext:value-type="string" table:number-columns-spanned="8" table:number-rows-spanned="1">
            <text:p>Total do Cliente:</text:p>
          </table:table-cell>
          <table:covered-table-cell table:style-name="ce14"/>
          <table:covered-table-cell table:number-columns-repeated="2" table:style-name="ce19"/>
          <table:covered-table-cell table:number-columns-repeated="4" table:style-name="ce9"/>
          <table:table-cell table:style-name="ce29" table:formula="of:=VALUE(&quot;${cliente.total.valor_documento}&quot;)" office:value-type="string" office:string-value="" calcext:value-type="error">
            <text:p>Erro:502</text:p>
          </table:table-cell>
          <table:table-cell table:style-name="ce29" table:formula="of:=VALUE(&quot;${cliente.total.valor_desconto}&quot;)" office:value-type="string" office:string-value="" calcext:value-type="error">
            <text:p>Erro:502</text:p>
          </table:table-cell>
          <table:table-cell table:style-name="ce29" table:formula="of:=VALUE(&quot;${cliente.total.valor_multa}&quot;)" office:value-type="string" office:string-value="" calcext:value-type="error">
            <text:p>Erro:502</text:p>
          </table:table-cell>
          <table:table-cell table:style-name="ce29" table:formula="of:=VALUE(&quot;${cliente.total.valor_juros}&quot;)" office:value-type="string" office:string-value="" calcext:value-type="error">
            <text:p>Erro:502</text:p>
          </table:table-cell>
          <table:table-cell table:style-name="ce29" table:formula="of:=VALUE(&quot;${cliente.total.valor}&quot;)" office:value-type="string" office:string-value="" calcext:value-type="error">
            <text:p>Erro:502</text:p>
          </table:table-cell>
          <table:table-cell table:style-name="ce29" table:formula="of:=VALUE(&quot;${cliente.total.valor_saldo_correcao}&quot;)" office:value-type="string" office:string-value="" calcext:value-type="error">
            <text:p>Erro:502</text:p>
          </table:table-cell>
          <table:table-cell table:style-name="ce29" table:formula="of:=VALUE(&quot;${cliente.total.valor_saldo}&quot;)" office:value-type="string" office:string-value="" calcext:value-type="error">
            <text:p>Erro:502</text:p>
          </table:table-cell>
          <table:table-cell table:style-name="ce9"/>
          <table:table-cell table:number-columns-repeated="1008"/>
        </table:table-row>
        <table:table-row table:style-name="ro4">
          <table:table-cell office:value-type="string" calcext:value-type="string">
            <text:p><text:a xlink:href="py3o:///for" xlink:type="simple">/for</text:a></text:p>
          </table:table-cell>
          <table:table-cell table:number-columns-repeated="7"/>
          <table:table-cell table:style-name="ce30" table:number-columns-repeated="7"/>
          <table:table-cell table:number-columns-repeated="1009"/>
        </table:table-row>
        <table:table-row table:style-name="ro4">
          <table:table-cell office:value-type="string" calcext:value-type="string">
            <text:p><text:a xlink:href="py3o:///for" xlink:type="simple">/for</text:a></text:p>
          </table:table-cell>
          <table:table-cell table:number-columns-repeated="7"/>
          <table:table-cell table:style-name="ce30" table:number-columns-repeated="7"/>
          <table:table-cell table:number-columns-repeated="1009"/>
        </table:table-row>
        <table:table-row table:style-name="ro4">
          <table:table-cell table:number-columns-repeated="8"/>
          <table:table-cell table:style-name="ce30" table:number-columns-repeated="7"/>
          <table:table-cell table:number-columns-repeated="1009"/>
        </table:table-row>
        <table:table-row table:style-name="ro4">
          <table:table-cell table:style-name="ce9" office:value-type="string" calcext:value-type="string" table:number-columns-spanned="8" table:number-rows-spanned="1">
            <text:p>Total do Empresa:</text:p>
          </table:table-cell>
          <table:covered-table-cell table:number-columns-repeated="7" table:style-name="ce14"/>
          <table:table-cell table:style-name="ce29" table:formula="of:=VALUE(&quot;${empresa.total.valor_documento}&quot;)" office:value-type="string" office:string-value="" calcext:value-type="error">
            <text:p>Erro:502</text:p>
          </table:table-cell>
          <table:table-cell table:style-name="ce29" table:formula="of:=VALUE(&quot;${empresa.total.valor_desconto}&quot;)" office:value-type="string" office:string-value="" calcext:value-type="error">
            <text:p>Erro:502</text:p>
          </table:table-cell>
          <table:table-cell table:style-name="ce29" table:formula="of:=VALUE(&quot;${empresa.total.valor_multa}&quot;)" office:value-type="string" office:string-value="" calcext:value-type="error">
            <text:p>Erro:502</text:p>
          </table:table-cell>
          <table:table-cell table:style-name="ce29" table:formula="of:=VALUE(&quot;${empresa.total.valor_juros}&quot;)" office:value-type="string" office:string-value="" calcext:value-type="error">
            <text:p>Erro:502</text:p>
          </table:table-cell>
          <table:table-cell table:style-name="ce29" table:formula="of:=VALUE(&quot;${empresa.total.valor}&quot;)" office:value-type="string" office:string-value="" calcext:value-type="error">
            <text:p>Erro:502</text:p>
          </table:table-cell>
          <table:table-cell table:style-name="ce29" table:formula="of:=VALUE(&quot;${empresa.total.valor_saldo_correcao}&quot;)" office:value-type="string" office:string-value="" calcext:value-type="error">
            <text:p>Erro:502</text:p>
          </table:table-cell>
          <table:table-cell table:style-name="ce29" table:formula="of:=VALUE(&quot;${empresa.total.valor_saldo}&quot;)" office:value-type="string" office:string-value="" calcext:value-type="error">
            <text:p>Erro:502</text:p>
          </table:table-cell>
          <table:table-cell table:style-name="ce14"/>
          <table:table-cell table:style-name="ce3" table:number-columns-repeated="1008"/>
        </table:table-row>
        <table:table-row table:style-name="ro4">
          <table:table-cell office:value-type="string" calcext:value-type="string">
            <text:p><text:a xlink:href="py3o:///for" xlink:type="simple">/for</text:a></text:p>
          </table:table-cell>
          <table:table-cell table:number-columns-repeated="7"/>
          <table:table-cell table:style-name="ce30" table:number-columns-repeated="7"/>
          <table:table-cell table:number-columns-repeated="1009"/>
        </table:table-row>
        <table:table-row table:style-name="ro4">
          <table:table-cell table:number-columns-repeated="8"/>
          <table:table-cell table:style-name="ce30" table:number-columns-repeated="7"/>
          <table:table-cell table:number-columns-repeated="1009"/>
        </table:table-row>
        <table:table-row table:style-name="ro4">
          <table:table-cell table:style-name="ce9" office:value-type="string" calcext:value-type="string" table:number-columns-spanned="8" table:number-rows-spanned="1">
            <text:p>Total Geral:</text:p>
          </table:table-cell>
          <table:covered-table-cell table:number-columns-repeated="7" table:style-name="ce14"/>
          <table:table-cell table:style-name="ce29" table:formula="of:=VALUE(&quot;${total_geral.valor_documento}&quot;)" office:value-type="string" office:string-value="" calcext:value-type="error">
            <text:p>Erro:502</text:p>
          </table:table-cell>
          <table:table-cell table:style-name="ce29" table:formula="of:=VALUE(&quot;${total_geral.valor_desconto}&quot;)" office:value-type="string" office:string-value="" calcext:value-type="error">
            <text:p>Erro:502</text:p>
          </table:table-cell>
          <table:table-cell table:style-name="ce29" table:formula="of:=VALUE(&quot;${total_geral.valor_multa}&quot;)" office:value-type="string" office:string-value="" calcext:value-type="error">
            <text:p>Erro:502</text:p>
          </table:table-cell>
          <table:table-cell table:style-name="ce29" table:formula="of:=VALUE(&quot;${total_geral.valor_juros}&quot;)" office:value-type="string" office:string-value="" calcext:value-type="error">
            <text:p>Erro:502</text:p>
          </table:table-cell>
          <table:table-cell table:style-name="ce29" table:formula="of:=VALUE(&quot;${total_geral.valor}&quot;)" office:value-type="string" office:string-value="" calcext:value-type="error">
            <text:p>Erro:502</text:p>
          </table:table-cell>
          <table:table-cell table:style-name="ce29" table:formula="of:=VALUE(&quot;${total_geral.valor_saldo_correcao}&quot;)" office:value-type="string" office:string-value="" calcext:value-type="error">
            <text:p>Erro:502</text:p>
          </table:table-cell>
          <table:table-cell table:style-name="ce29" table:formula="of:=VALUE(&quot;${total_geral.valor_saldo}&quot;)" office:value-type="string" office:string-value="" calcext:value-type="error">
            <text:p>Erro:502</text:p>
          </table:table-cell>
          <table:table-cell table:style-name="ce14"/>
          <table:table-cell table:style-name="ce3" table:number-columns-repeated="1008"/>
        </table:table-row>
        <table:table-row table:style-name="ro4" table:number-rows-repeated="9">
          <table:table-cell table:number-columns-repeated="8"/>
          <table:table-cell table:style-name="ce31" table:number-columns-repeated="7"/>
          <table:table-cell table:number-columns-repeated="1009"/>
        </table:table-row>
        <table:table-row table:style-name="ro4" table:number-rows-repeated="104854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lan2" table:style-name="ta2">
        <table:table-column table:style-name="co13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3" table:style-name="ta3">
        <table:table-column table:style-name="co13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YuanTi" svg:font-family="'DejaVu Sans YuanT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">
      <number:number number:decimal-places="4" loext:min-decimal-places="4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2" loext:min-decimal-places="2" number:min-integer-digits="0"/>
    </number:number-style>
    <number:number-style style:name="N122P0" style:volatile="true">
      <number:number number:decimal-places="2" loext:min-decimal-places="2" number:min-integer-digits="0"/>
    </number:number-style>
    <number:number-style style:name="N122">
      <style:text-properties fo:color="#ff0000"/>
      <number:text>-</number:text>
      <number:number number:decimal-places="2" loext:min-decimal-places="2" number:min-integer-digits="0"/>
      <style:map style:condition="value()&gt;=0" style:apply-style-name="N122P0"/>
    </number:number-style>
    <number:number-style style:name="N124P0" style:volatile="true">
      <number:number number:decimal-places="1" loext:min-decimal-places="1" number:min-integer-digits="0"/>
    </number:number-style>
    <number:number-style style:name="N124">
      <style:text-properties fo:color="#ff0000"/>
      <number:text>-</number:text>
      <number:number number:decimal-places="1" loext:min-decimal-places="1" number:min-integer-digits="0"/>
      <style:map style:condition="value()&gt;=0" style:apply-style-name="N124P0"/>
    </number:number-style>
    <number:number-style style:name="N126P0" style:volatile="true">
      <number:number number:decimal-places="0" loext:min-decimal-places="0" number:min-integer-digits="0"/>
    </number:number-style>
    <number:number-style style:name="N126">
      <style:text-properties fo:color="#ff0000"/>
      <number:text>-</number:text>
      <number:number number:decimal-places="0" loext:min-decimal-places="0" number:min-integer-digits="0"/>
      <style:map style:condition="value()&gt;=0" style:apply-style-name="N126P0"/>
    </number:number-style>
    <number:number-style style:name="N127">
      <number:number number:decimal-places="2" loext:min-decimal-places="2" number:min-integer-digits="2" number:grouping="true"/>
    </number:number-style>
    <number:number-style style:name="N128P0" style:volatile="true">
      <number:number number:decimal-places="2" loext:min-decimal-places="2" number:min-integer-digits="1"/>
    </number:number-style>
    <number:number-style style:name="N128">
      <style:text-properties fo:color="#ff0000"/>
      <number:text>-</number:text>
      <number:number number:decimal-places="2" loext:min-decimal-places="2" number:min-integer-digits="1"/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9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20121" number:language="en" number:country="US">
      <number:number number:decimal-places="0" loext:min-decimal-places="0" number:min-integer-digits="0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ejaVu Sans YuanTi" style:font-family-asian="'DejaVu Sans YuanT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11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10mm" fo:margin-bottom="10mm" fo:margin-left="10mm" fo:margin-right="10mm" style:shadow="none" style:print-page-order="ttb" style:first-page-number="continue" loext:scale-to-X="1" loext:scale-to-Y="1000" style:table-centering="horizontal" style:writing-mode="lr-tb" style:print="charts drawings objects zero-values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3">00/00/0000</text:date>, <text:time style:data-style-name="N2" text:time-value="10:34:30.17673064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3" style:display-name="PageStyle_Plan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1" style:display-name="PageStyle_Plan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CHOME</meta:initial-creator>
    <meta:creation-date>2016-08-29T16:29:35</meta:creation-date>
    <dc:date>2016-09-23T10:35:54.578675085</dc:date>
    <meta:generator>LibreOffice/5.2.1.2$Linux_X86_64 LibreOffice_project/20m0$Build-2</meta:generator>
    <meta:editing-duration>PT3H2M48S</meta:editing-duration>
    <meta:editing-cycles>55</meta:editing-cycles>
    <meta:document-statistic meta:table-count="3" meta:cell-count="7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